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9008" calcext:value-type="float">
            <text:p>-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9344" calcext:value-type="float">
            <text:p>-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8008" calcext:value-type="float">
            <text:p>-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3144" calcext:value-type="float">
            <text:p>-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8048" calcext:value-type="float">
            <text:p>-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424" calcext:value-type="float">
            <text:p>-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464" calcext:value-type="float">
            <text:p>-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48" calcext:value-type="float">
            <text:p>-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3936" calcext:value-type="float">
            <text:p>-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9448" calcext:value-type="float">
            <text:p>-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5544" calcext:value-type="float">
            <text:p>-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2496" calcext:value-type="float">
            <text:p>-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9344" calcext:value-type="float">
            <text:p>-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8008" calcext:value-type="float">
            <text:p>-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864" calcext:value-type="float">
            <text:p>-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2432" calcext:value-type="float">
            <text:p>-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2808" calcext:value-type="float">
            <text:p>-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" calcext:value-type="float">
            <text:p>-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7568" calcext:value-type="float">
            <text:p>-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9008" calcext:value-type="float">
            <text:p>-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48" calcext:value-type="float">
            <text:p>-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1096" calcext:value-type="float">
            <text:p>-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6816" calcext:value-type="float">
            <text:p>-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8528" calcext:value-type="float">
            <text:p>-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2304" calcext:value-type="float">
            <text:p>-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6088" calcext:value-type="float">
            <text:p>-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488" calcext:value-type="float">
            <text:p>-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8528" calcext:value-type="float">
            <text:p>-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7672" calcext:value-type="float">
            <text:p>-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4624" calcext:value-type="float">
            <text:p>-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2912" calcext:value-type="float">
            <text:p>-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464" calcext:value-type="float">
            <text:p>-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6672" calcext:value-type="float">
            <text:p>-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864" calcext:value-type="float">
            <text:p>-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96" calcext:value-type="float">
            <text:p>-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784" calcext:value-type="float">
            <text:p>-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632" calcext:value-type="float">
            <text:p>-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864" calcext:value-type="float">
            <text:p>-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0392" calcext:value-type="float">
            <text:p>-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296" calcext:value-type="float">
            <text:p>-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968" calcext:value-type="float">
            <text:p>-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208" calcext:value-type="float">
            <text:p>-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12" calcext:value-type="float">
            <text:p>-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7928" calcext:value-type="float">
            <text:p>-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7176" calcext:value-type="float">
            <text:p>-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416" calcext:value-type="float">
            <text:p>-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8032" calcext:value-type="float">
            <text:p>-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464" calcext:value-type="float">
            <text:p>-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5088" calcext:value-type="float">
            <text:p>-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2728" calcext:value-type="float">
            <text:p>-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7216" calcext:value-type="float">
            <text:p>-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3144" calcext:value-type="float">
            <text:p>-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4544" calcext:value-type="float">
            <text:p>-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968" calcext:value-type="float">
            <text:p>-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0432" calcext:value-type="float">
            <text:p>-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1912" calcext:value-type="float">
            <text:p>-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8008" calcext:value-type="float">
            <text:p>-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1952" calcext:value-type="float">
            <text:p>-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2304" calcext:value-type="float">
            <text:p>-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6792" calcext:value-type="float">
            <text:p>-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6312" calcext:value-type="float">
            <text:p>-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604" calcext:value-type="float">
            <text:p>-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6792" calcext:value-type="float">
            <text:p>-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7272" calcext:value-type="float">
            <text:p>-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488" calcext:value-type="float">
            <text:p>-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48" calcext:value-type="float">
            <text:p>-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7088" calcext:value-type="float">
            <text:p>-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2432" calcext:value-type="float">
            <text:p>-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488" calcext:value-type="float">
            <text:p>-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3392" calcext:value-type="float">
            <text:p>-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1096" calcext:value-type="float">
            <text:p>-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8904" calcext:value-type="float">
            <text:p>-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404" calcext:value-type="float">
            <text:p>-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9928" calcext:value-type="float">
            <text:p>-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" calcext:value-type="float">
            <text:p>-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4624" calcext:value-type="float">
            <text:p>-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9008" calcext:value-type="float">
            <text:p>-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0848" calcext:value-type="float">
            <text:p>-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4376" calcext:value-type="float">
            <text:p>-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0472" calcext:value-type="float">
            <text:p>-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78" calcext:value-type="float">
            <text:p>-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0472" calcext:value-type="float">
            <text:p>-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84" calcext:value-type="float">
            <text:p>-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2896" calcext:value-type="float">
            <text:p>-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1688" calcext:value-type="float">
            <text:p>-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6792" calcext:value-type="float">
            <text:p>-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544" calcext:value-type="float">
            <text:p>-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5392" calcext:value-type="float">
            <text:p>-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576" calcext:value-type="float">
            <text:p>-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8232" calcext:value-type="float">
            <text:p>-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1864" calcext:value-type="float">
            <text:p>-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7192" calcext:value-type="float">
            <text:p>-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7192" calcext:value-type="float">
            <text:p>-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2704" calcext:value-type="float">
            <text:p>-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6816" calcext:value-type="float">
            <text:p>-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1096" calcext:value-type="float">
            <text:p>-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8528" calcext:value-type="float">
            <text:p>-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0344" calcext:value-type="float">
            <text:p>-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9692" calcext:value-type="float">
            <text:p>-6.6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00206451613" calcext:value-type="float">
            <text:p>-6.6410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411922580645" calcext:value-type="float">
            <text:p>-6.804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18864" calcext:value-type="float">
            <text:p>-6.76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731793548387" calcext:value-type="float">
            <text:p>-6.5873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4768" calcext:value-type="float">
            <text:p>-6.58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331587096774" calcext:value-type="float">
            <text:p>-6.423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894916129032" calcext:value-type="float">
            <text:p>-6.438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46912" calcext:value-type="float">
            <text:p>-6.4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967174193548" calcext:value-type="float">
            <text:p>-6.689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8424" calcext:value-type="float">
            <text:p>-6.79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172490322581" calcext:value-type="float">
            <text:p>-6.721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328772413793" calcext:value-type="float">
            <text:p>-6.70328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263870967742" calcext:value-type="float">
            <text:p>-6.732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05855483871" calcext:value-type="float">
            <text:p>-6.700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3" calcext:value-type="float">
            <text:p>-6.4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571638709677" calcext:value-type="float">
            <text:p>-6.2357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02976" calcext:value-type="float">
            <text:p>-6.14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870683870968" calcext:value-type="float">
            <text:p>-6.0487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46232" calcext:value-type="float">
            <text:p>-6.15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919225806452" calcext:value-type="float">
            <text:p>-6.319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2628" calcext:value-type="float">
            <text:p>-6.141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843509677419" calcext:value-type="float">
            <text:p>-5.9884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06714285714" calcext:value-type="float">
            <text:p>-5.5990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191638709677" calcext:value-type="float">
            <text:p>-6.3119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7384" calcext:value-type="float">
            <text:p>-6.2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0132" calcext:value-type="float">
            <text:p>-6.3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77695483871" calcext:value-type="float">
            <text:p>-6.267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51792" calcext:value-type="float">
            <text:p>-6.28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809638709677" calcext:value-type="float">
            <text:p>-6.2280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971870967742" calcext:value-type="float">
            <text:p>-6.229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7292" calcext:value-type="float">
            <text:p>-6.5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282374193548" calcext:value-type="float">
            <text:p>-6.7628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41952" calcext:value-type="float">
            <text:p>-6.79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483638709677" calcext:value-type="float">
            <text:p>-6.8148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812088888889" calcext:value-type="float">
            <text:p>-6.66812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749187096774" calcext:value-type="float">
            <text:p>-6.307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632877419355" calcext:value-type="float">
            <text:p>-6.686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41144" calcext:value-type="float">
            <text:p>-6.5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495870967742" calcext:value-type="float">
            <text:p>-6.244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857909677419" calcext:value-type="float">
            <text:p>-6.3785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80488" calcext:value-type="float">
            <text:p>-6.58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67855483871" calcext:value-type="float">
            <text:p>-6.776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1688" calcext:value-type="float">
            <text:p>-6.65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62748387097" calcext:value-type="float">
            <text:p>-6.5076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557" calcext:value-type="float">
            <text:p>-6.46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25135483871" calcext:value-type="float">
            <text:p>-6.251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94296774194" calcext:value-type="float">
            <text:p>-5.946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80784" calcext:value-type="float">
            <text:p>-5.7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55070967742" calcext:value-type="float">
            <text:p>-5.6475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6056" calcext:value-type="float">
            <text:p>-5.93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82877419355" calcext:value-type="float">
            <text:p>-6.1148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041883870968" calcext:value-type="float">
            <text:p>-6.0304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00256" calcext:value-type="float">
            <text:p>-6.25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3655483871" calcext:value-type="float">
            <text:p>-6.4643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39928" calcext:value-type="float">
            <text:p>-6.39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37496774194" calcext:value-type="float">
            <text:p>-6.355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5324137931" calcext:value-type="float">
            <text:p>-6.2305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212413793103" calcext:value-type="float">
            <text:p>-6.2221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586683870968" calcext:value-type="float">
            <text:p>-6.185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0144" calcext:value-type="float">
            <text:p>-6.1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69703225806" calcext:value-type="float">
            <text:p>-6.0316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81136" calcext:value-type="float">
            <text:p>-5.9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89509677419" calcext:value-type="float">
            <text:p>-5.8588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890374193548" calcext:value-type="float">
            <text:p>-5.8789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9564" calcext:value-type="float">
            <text:p>-5.90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401058064516" calcext:value-type="float">
            <text:p>-5.984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3816" calcext:value-type="float">
            <text:p>-5.8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832593548387" calcext:value-type="float">
            <text:p>-5.508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069985714286" calcext:value-type="float">
            <text:p>-5.49069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413264516129" calcext:value-type="float">
            <text:p>-5.584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758529032258" calcext:value-type="float">
            <text:p>-5.7275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26352" calcext:value-type="float">
            <text:p>-5.74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591380645161" calcext:value-type="float">
            <text:p>-5.725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0008" calcext:value-type="float">
            <text:p>-5.69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61612903226" calcext:value-type="float">
            <text:p>-5.6056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312619354839" calcext:value-type="float">
            <text:p>-5.6431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6432" calcext:value-type="float">
            <text:p>-5.80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426529032258" calcext:value-type="float">
            <text:p>-5.8342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33816" calcext:value-type="float">
            <text:p>-5.92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842374193548" calcext:value-type="float">
            <text:p>-5.848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063585714286" calcext:value-type="float">
            <text:p>-5.74063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761419354839" calcext:value-type="float">
            <text:p>-5.737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010124137931" calcext:value-type="float">
            <text:p>-5.9601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34" calcext:value-type="float">
            <text:p>-6.0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32368" calcext:value-type="float">
            <text:p>-5.9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59070967742" calcext:value-type="float">
            <text:p>-5.967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750425806452" calcext:value-type="float">
            <text:p>-5.7675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9884" calcext:value-type="float">
            <text:p>-5.9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898451612903" calcext:value-type="float">
            <text:p>-6.008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8696" calcext:value-type="float">
            <text:p>-5.7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75793548387" calcext:value-type="float">
            <text:p>-5.916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64671428571" calcext:value-type="float">
            <text:p>-6.09964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539277419355" calcext:value-type="float">
            <text:p>-6.055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709316129032" calcext:value-type="float">
            <text:p>-6.067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4146" calcext:value-type="float">
            <text:p>-5.994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896722580645" calcext:value-type="float">
            <text:p>-5.968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85152" calcext:value-type="float">
            <text:p>-5.7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399948387097" calcext:value-type="float">
            <text:p>-5.673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645458064516" calcext:value-type="float">
            <text:p>-5.7264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48133333333" calcext:value-type="float">
            <text:p>-5.9254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274" calcext:value-type="float">
            <text:p>-6.6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14979310345" calcext:value-type="float">
            <text:p>-6.69014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46296774194" calcext:value-type="float">
            <text:p>-6.678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773419354839" calcext:value-type="float">
            <text:p>-6.697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3868" calcext:value-type="float">
            <text:p>-6.5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618477419355" calcext:value-type="float">
            <text:p>-6.296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20248" calcext:value-type="float">
            <text:p>-6.1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27432258065" calcext:value-type="float">
            <text:p>-5.980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551458064516" calcext:value-type="float">
            <text:p>-5.825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859114285714" calcext:value-type="float">
            <text:p>-4.8385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455251612903" calcext:value-type="float">
            <text:p>-7.124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26456" calcext:value-type="float">
            <text:p>-6.89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660619354839" calcext:value-type="float">
            <text:p>-6.816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987" calcext:value-type="float">
            <text:p>-6.57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478477419355" calcext:value-type="float">
            <text:p>-6.5247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121625806452" calcext:value-type="float">
            <text:p>-6.511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5636" calcext:value-type="float">
            <text:p>-6.48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509729032258" calcext:value-type="float">
            <text:p>-6.3950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897835294118" calcext:value-type="float">
            <text:p>-6.25897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291716129032" calcext:value-type="float">
            <text:p>-6.1829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77135483871" calcext:value-type="float">
            <text:p>-6.2207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92816" calcext:value-type="float">
            <text:p>-6.1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33238709677" calcext:value-type="float">
            <text:p>-6.5923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0168" calcext:value-type="float">
            <text:p>-6.58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817393548387" calcext:value-type="float">
            <text:p>-6.5781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394714285714" calcext:value-type="float">
            <text:p>-6.5439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349522580645" calcext:value-type="float">
            <text:p>-6.383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498709677419" calcext:value-type="float">
            <text:p>-6.594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1832" calcext:value-type="float">
            <text:p>-6.5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77625806452" calcext:value-type="float">
            <text:p>-6.4197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6308" calcext:value-type="float">
            <text:p>-6.291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791974193548" calcext:value-type="float">
            <text:p>-6.3879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644516129032" calcext:value-type="float">
            <text:p>-6.216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9456" calcext:value-type="float">
            <text:p>-6.4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584283870968" calcext:value-type="float">
            <text:p>-6.755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8656" calcext:value-type="float">
            <text:p>-6.6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588929032258" calcext:value-type="float">
            <text:p>-6.6358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416971428571" calcext:value-type="float">
            <text:p>-6.4741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61688888889" calcext:value-type="float">
            <text:p>-6.31861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123380645161" calcext:value-type="float">
            <text:p>-6.381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8796" calcext:value-type="float">
            <text:p>-6.3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922116129032" calcext:value-type="float">
            <text:p>-6.329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1624" calcext:value-type="float">
            <text:p>-6.30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89264516129" calcext:value-type="float">
            <text:p>-6.15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503703225806" calcext:value-type="float">
            <text:p>-6.0850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9416" calcext:value-type="float">
            <text:p>-6.2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905290322581" calcext:value-type="float">
            <text:p>-6.679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2296" calcext:value-type="float">
            <text:p>-6.73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47638709677" calcext:value-type="float">
            <text:p>-6.601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61489655172" calcext:value-type="float">
            <text:p>-6.52261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666451612903" calcext:value-type="float">
            <text:p>-6.496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357257142857" calcext:value-type="float">
            <text:p>-6.4135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2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08" meta:object-count="0"/>
    <meta:user-defined meta:name="AppVersion">3.0</meta:user-defined>
  </office:meta>
</office:document-meta>
</file>